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4.26cm" style:rel-column-width="18687*"/>
    </style:style>
    <style:style style:name="MethodTable.B" style:family="table-column">
      <style:table-column-properties style:column-width="10.679cm" style:rel-column-width="46848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4cm" table:align="center"/>
    </style:style>
    <style:style style:name="Table1.A" style:family="table-column">
      <style:table-column-properties style:column-width="4.731cm"/>
    </style:style>
    <style:style style:name="Table1.B" style:family="table-column">
      <style:table-column-properties style:column-width="10.209cm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4cm" table:align="center"/>
    </style:style>
    <style:style style:name="Table2.A" style:family="table-column">
      <style:table-column-properties style:column-width="4.731cm"/>
    </style:style>
    <style:style style:name="Table2.B" style:family="table-column">
      <style:table-column-properties style:column-width="10.209cm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4cm" table:align="center"/>
    </style:style>
    <style:style style:name="Table4.A" style:family="table-column">
      <style:table-column-properties style:column-width="4.731cm"/>
    </style:style>
    <style:style style:name="Table4.B" style:family="table-column">
      <style:table-column-properties style:column-width="10.209cm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1" style:family="table">
      <style:table-properties style:width="14.94cm" table:align="center"/>
    </style:style>
    <style:style style:name="Table11.A" style:family="table-column">
      <style:table-column-properties style:column-width="4.731cm"/>
    </style:style>
    <style:style style:name="Table11.B" style:family="table-column">
      <style:table-column-properties style:column-width="10.209cm"/>
    </style:style>
    <style:style style:name="Table11.1" style:family="table-row">
      <style:table-row-properties fo:background-color="#0000ff">
        <style:background-image/>
      </style:table-row-properties>
    </style:style>
    <style:style style:name="Table1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4cm" table:align="center"/>
    </style:style>
    <style:style style:name="Table5.A" style:family="table-column">
      <style:table-column-properties style:column-width="4.731cm"/>
    </style:style>
    <style:style style:name="Table5.B" style:family="table-column">
      <style:table-column-properties style:column-width="10.209cm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Code_20_Listing">
      <style:text-properties fo:color="#000080"/>
    </style:style>
    <style:style style:name="P3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4" style:family="paragraph" style:parent-style-name="Table_20_Contents">
      <style:text-properties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6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7" style:family="paragraph" style:parent-style-name="Method_20_Body">
      <style:paragraph-properties fo:margin-left="0cm" fo:margin-right="0cm" fo:text-indent="0cm" style:auto-text-indent="false"/>
    </style:style>
    <style:style style:name="P8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9" style:family="paragraph" style:parent-style-name="Method_20_Code_20_Listing">
      <style:paragraph-properties fo:margin-left="0cm" fo:margin-right="0cm" fo:text-indent="0cm" style:auto-text-indent="false"/>
      <style:text-properties fo:color="#000080"/>
    </style:style>
    <style:style style:name="P10" style:family="paragraph" style:parent-style-name="Code_20_Listing">
      <style:paragraph-properties fo:break-before="page"/>
      <style:text-properties fo:color="#000080"/>
    </style:style>
    <style:style style:name="P11" style:family="paragraph" style:parent-style-name="Method_20_Body">
      <style:paragraph-properties fo:break-before="page"/>
    </style:style>
    <style:style style:name="P12" style:family="paragraph" style:parent-style-name="Method_20_Code_20_Listing">
      <style:text-properties fo:color="#000080"/>
    </style:style>
    <style:style style:name="P13" style:family="paragraph" style:parent-style-name="Method_20_Code_20_Listing">
      <style:paragraph-properties fo:margin-left="1.199cm" fo:margin-right="0cm" fo:text-indent="0cm" style:auto-text-indent="false"/>
      <style:text-properties fo:color="#000080"/>
    </style:style>
    <style:style style:name="P14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15" style:family="paragraph" style:parent-style-name="Criteria_20_Body" style:list-style-name="L1"/>
    <style:style style:name="P16" style:family="paragraph" style:parent-style-name="Coding_20_Title">
      <style:paragraph-properties fo:break-before="page"/>
    </style:style>
    <style:style style:name="P17" style:family="paragraph" style:parent-style-name="Method_20_Title">
      <style:paragraph-properties fo:break-before="page"/>
    </style:style>
    <style:style style:name="P18" style:family="paragraph" style:parent-style-name="Method_20_Title">
      <style:paragraph-properties fo:break-before="page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19" style:family="paragraph" style:parent-style-name="Method_20_Body" style:list-style-name="L2"/>
    <style:style style:name="P20" style:family="paragraph" style:parent-style-name="Method_20_Body" style:list-style-name="L2">
      <style:paragraph-properties fo:margin-left="2.501cm" fo:margin-right="0cm" fo:text-indent="-0.635cm" style:auto-text-indent="false"/>
    </style:style>
    <style:style style:name="P21" style:family="paragraph" style:parent-style-name="Method_20_Body">
      <style:paragraph-properties fo:margin-left="1.251cm" fo:margin-right="0cm" fo:text-indent="0cm" style:auto-text-indent="false"/>
    </style:style>
    <style:style style:name="P22" style:family="paragraph" style:parent-style-name="Method_20_Code_20_Listing">
      <style:text-properties fo:color="#000080"/>
    </style:style>
    <style:style style:name="P23" style:family="paragraph" style:parent-style-name="Method_20_Listing_20_Title">
      <style:paragraph-properties fo:break-before="page"/>
    </style:style>
    <style:style style:name="P24" style:family="paragraph" style:parent-style-name="Standard" style:list-style-name="L1"/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80"/>
    </style:style>
    <style:style style:name="T5" style:family="text">
      <style:text-properties fo:color="#000080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000080"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style:font-size-asian="11pt" style:font-style-asian="normal" style:font-size-complex="11pt" style:font-style-complex="normal" style:font-weight-complex="normal"/>
    </style:style>
    <style:style style:name="T8" style:family="text">
      <style:text-properties fo:color="#000000"/>
    </style:style>
    <style:style style:name="T9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0" style:family="text">
      <style:text-properties fo:color="#0000ff"/>
    </style:style>
    <style:style style:name="T11" style:family="text"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T12" style:family="text">
      <style:text-properties fo:color="#0000ff" style:font-name="DejaVu Serif2" fo:font-size="11pt" fo:font-style="normal" fo:font-weight="normal" style:font-name-asian="Monospace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T13" style:family="text">
      <style:text-properties fo:color="#0000ff" style:font-name="DejaVu Serif2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color="#660000"/>
    </style:style>
    <style:style style:name="T15" style:family="text">
      <style:text-properties fo:color="#008200"/>
    </style:style>
    <style:style style:name="T16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17" style:family="text">
      <style:text-properties style:font-name-asian="Monospace" style:font-size-asian="11pt" style:font-name-complex="Monospace" style:font-size-complex="11pt"/>
    </style:style>
    <style:style style:name="T18" style:family="text">
      <style:text-properties style:font-name="DejaVu Sans Mono1" fo:font-size="10pt" style:font-name-asian="Monospace" style:font-size-asian="10pt" style:font-name-complex="Monospace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Log\Base</text:h>
      <text:p text:style-name="Class_20_Description"/>
      <text:p text:style-name="Method_20_Body">The <text:span text:style-name="Class_20_Variables">Log\Base</text:span> class <text:span text:style-name="T10">p</text:span><text:span text:style-name="Class_20_Variables"><text:span text:style-name="T12">rovides a base class for routines shared by multiple classes</text:span></text:span><text:span text:style-name="Class_20_Variables"><text:span text:style-name="T13">.</text:span></text:span></text:p>
      <text:p text:style-name="Class_20_Description"/>
      <text:h text:style-name="Criteria_20_Title" text:outline-level="2">Design criteria and considerations.</text:h>
      <text:p text:style-name="Criteria_20_Body"/>
      <text:p text:style-name="Criteria_20_Body">The <text:span text:style-name="Class_20_Variables">Log\Base</text:span> class</text:p>
      <text:p text:style-name="Criteria_20_Body"/>
      <text:list xml:id="list399958989" text:style-name="L1">
        <text:list-item>
          <text:p text:style-name="P15">is designed to be extended;</text:p>
        </text:list-item>
        <text:list-item>
          <text:p text:style-name="P24">uses the <text:span text:style-name="Class_20_Variables">Log\Exception</text:span> class and the <text:span text:style-name="Class_20_Variables">Error</text:span> class to throw exceptions in the case of an error;</text:p>
        </text:list-item>
        <text:list-item>
          <text:p text:style-name="P24">uses the <text:span text:style-name="Class_20_Variables">Properties</text:span> class to contain log formatting information.</text:p>
        </text:list-item>
      </text:list>
      <text:p text:style-name="Standard"/>
      <text:p text:style-name="Standard"/>
      <text:h text:style-name="P23" text:outline-level="4">Class Properties</text:h>
      <text:h text:style-name="Criteria_20_Title" text:outline-level="2"/>
      <text:p text:style-name="Method_20_Body">The <text:span text:style-name="Class_20_Variables">Log\Base</text:span> class contains the following class properties (variables)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3">Properties</text:p>
          </table:table-cell>
          <table:table-cell table:style-name="MethodTable.B1" office:value-type="string">
            <text:p text:style-name="P3">Description</text:p>
          </table:table-cell>
        </table:table-row>
        <table:table-row>
          <table:table-cell table:style-name="MethodTable.A2" office:value-type="string">
            <text:p text:style-name="P4">$logProperties</text:p>
          </table:table-cell>
          <table:table-cell table:style-name="MethodTable.B2" office:value-type="string">
            <text:p text:style-name="P7">A <text:span text:style-name="Class_20_Variables">Properties</text:span> class object for log-relative properties.</text:p>
          </table:table-cell>
        </table:table-row>
        <table:table-row>
          <table:table-cell table:style-name="MethodTable.A2" office:value-type="string">
            <text:p text:style-name="P4">$properties</text:p>
          </table:table-cell>
          <table:table-cell table:style-name="MethodTable.B2" office:value-type="string">
            <text:p text:style-name="P8">A <text:span text:style-name="Class_20_Variables">Properties</text:span> class object for class properties.</text:p>
          </table:table-cell>
        </table:table-row>
      </table:table>
      <text:p text:style-name="Method_20_Body"/>
      <text:p text:style-name="Method_20_Body"/>
      <text:p text:style-name="Method_20_Body"/>
      <text:h text:style-name="Method_20_Listing_20_Title" text:outline-level="4">Class Methods</text:h>
      <text:p text:style-name="Method_20_Body"/>
      <text:p text:style-name="Method_20_Body">The <text:span text:style-name="Class_20_Variables">Log\Base</text:span> class contains the following method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Method</text:p>
          </table:table-cell>
          <table:table-cell table:style-name="Table3.B1" office:value-type="string">
            <text:p text:style-name="P3">Description</text:p>
          </table:table-cell>
        </table:table-row>
        <table:table-row>
          <table:table-cell table:style-name="Table3.A2" office:value-type="string">
            <text:p text:style-name="P5"><text:a xlink:type="simple" xlink:href="#__construct"><text:span text:style-name="T1">__construct</text:span></text:a></text:p>
          </table:table-cell>
          <table:table-cell table:style-name="Table3.B2" office:value-type="string">
            <text:p text:style-name="Method_20_Table_20_Description">Class constructor.</text:p>
          </table:table-cell>
        </table:table-row>
        <table:table-row>
          <table:table-cell table:style-name="Table3.A2" office:value-type="string">
            <text:p text:style-name="P6"><text:a xlink:type="simple" xlink:href="#adjustLogProperties">adjustLogProperties</text:a></text:p>
          </table:table-cell>
          <table:table-cell table:style-name="Table3.B2" office:value-type="string">
            <text:p text:style-name="P7"><text:span text:style-name="T11">Check the type of parameter received and return as a </text:span><text:span text:style-name="Class_20_Variables"><text:span text:style-name="T17">Properties</text:span></text:span><text:span text:style-name="T11"> object instance</text:span>.</text:p>
          </table:table-cell>
        </table:table-row>
        <table:table-row>
          <table:table-cell table:style-name="Table3.A2" office:value-type="string">
            <text:p text:style-name="P6"><text:a xlink:type="simple" xlink:href="#properties">properties</text:a></text:p>
          </table:table-cell>
          <table:table-cell table:style-name="Table3.B2" office:value-type="string">
            <text:p text:style-name="P7">Set and/or get the <text:span text:style-name="Class_20_Variables">$properties</text:span> class array variable.</text:p>
          </table:table-cell>
        </table:table-row>
        <table:table-row>
          <table:table-cell table:style-name="Table3.A2" office:value-type="string">
            <text:p text:style-name="P6"><text:a xlink:type="simple" xlink:href="#logProperties">logProperties</text:a></text:p>
          </table:table-cell>
          <table:table-cell table:style-name="Table3.B2" office:value-type="string">
            <text:p text:style-name="P7"><text:span text:style-name="Class_20_Variables"><text:span text:style-name="T2">Calls </text:span></text:span><text:span text:style-name="Class_20_Variables"><text:span text:style-name="T7">adjustLogProperties</text:span></text:span><text:span text:style-name="Class_20_Variables"><text:span text:style-name="T2"> method, passing the </text:span></text:span><text:span text:style-name="Class_20_Variables"><text:span text:style-name="T7">$logProperties</text:span></text:span><text:span text:style-name="Class_20_Variables"><text:span text:style-name="T2"> parameter, and stores the result in the </text:span></text:span><text:span text:style-name="Class_20_Variables"><text:span text:style-name="T7">$logProperties</text:span></text:span><text:span text:style-name="Class_20_Variables"><text:span text:style-name="T2"> class variable.</text:span></text:span></text:p>
          </table:table-cell>
        </table:table-row>
      </table:table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h text:style-name="P17" text:outline-level="5"><text:bookmark-start text:name="__construct"/>__construct<text:bookmark-end text:name="__construct"/></text:h>
      <text:p text:style-name="Method_20_Body"/>
      <text:p text:style-name="Method_20_Body">Class constructor.</text:p>
      <text:p text:style-name="Method_20_Body"/>
      <text:p text:style-name="P12">/**</text:p>
      <text:p text:style-name="P12"><text:s/>* __construct</text:p>
      <text:p text:style-name="P12"><text:s/>*</text:p>
      <text:p text:style-name="P12"><text:s/>* Create a new instance of the Log\LogBase class</text:p>
      <text:p text:style-name="P13"><text:s/>* <text:span text:style-name="T3">@param</text:span> object $properties = Properties object instance containing </text:p>
      <text:p text:style-name="P13"><text:s/>* <text:s text:c="28"/>required properties and their values</text:p>
      <text:p text:style-name="P12"><text:s/>*/</text:p>
      <text:p text:style-name="P12">public function __construct($properties)</text:p>
      <text:p text:style-name="P12">{</text:p>
      <text:p text:style-name="P12"><text:tab/>if (is_object($properties))</text:p>
      <text:p text:style-name="P12"><text:tab/>{</text:p>
      <text:p text:style-name="P12"><text:tab/><text:tab/>if (! $properties instanceof \Library\Properties)</text:p>
      <text:p text:style-name="P12"><text:tab/><text:tab/>{</text:p>
      <text:p text:style-name="P12"><text:tab/><text:tab/><text:tab/>throw new Exception(Error::code('InvalidClassObject'));</text:p>
      <text:p text:style-name="P12"><text:tab/><text:tab/>}</text:p>
      <text:p text:style-name="P12"><text:tab/>}</text:p>
      <text:p text:style-name="P12"><text:tab/>elseif (is_array($properties))</text:p>
      <text:p text:style-name="P12"><text:tab/>{</text:p>
      <text:p text:style-name="P12"><text:tab/><text:tab/>if (count($properties) == 0)</text:p>
      <text:p text:style-name="P12"><text:tab/><text:tab/>{</text:p>
      <text:p text:style-name="P12"><text:tab/><text:tab/><text:tab/>throw new Exception(Error::code('MissingPropertiesArray'));</text:p>
      <text:p text:style-name="P12"><text:tab/><text:tab/>}</text:p>
      <text:p text:style-name="P12"/>
      <text:p text:style-name="P12"><text:tab/><text:tab/>$properties = new \Library\Properties($properties);</text:p>
      <text:p text:style-name="P12"><text:tab/>}</text:p>
      <text:p text:style-name="P12"><text:tab/>else</text:p>
      <text:p text:style-name="P12"><text:tab/>{</text:p>
      <text:p text:style-name="P12"><text:tab/><text:tab/>throw new Exception(Error::code('MissingRequiredProperties'));</text:p>
      <text:p text:style-name="P12"><text:tab/>}</text:p>
      <text:p text:style-name="P12"/>
      <text:p text:style-name="P12"><text:tab/>$this-&gt;properties = $properties;</text:p>
      <text:p text:style-name="P12"/>
      <text:p text:style-name="P12"><text:tab/>if (! $this-&gt;properties-&gt;exists('Log_SkipLevels'))</text:p>
      <text:p text:style-name="P12"><text:tab/>{</text:p>
      <text:p text:style-name="P12"><text:tab/><text:tab/>$this-&gt;properties-&gt;Log_SkipLevels = 2;</text:p>
      <text:p text:style-name="P12"><text:tab/>}</text:p>
      <text:p text:style-name="P12"><text:tab/><text:tab/></text:p>
      <text:p text:style-name="P12"><text:tab/>if (! $this-&gt;properties-&gt;exists('Log_Format'))</text:p>
      <text:p text:style-name="P12"><text:tab/>{</text:p>
      <text:p text:style-name="P12"><text:tab/><text:tab/>$this-&gt;properties-&gt;Log_Format = 'none';</text:p>
      <text:p text:style-name="P12"><text:tab/>}</text:p>
      <text:p text:style-name="P12"/>
      <text:p text:style-name="P12"><text:tab/>if (! $this-&gt;properties-&gt;Log_Level)</text:p>
      <text:p text:style-name="P12"><text:tab/>{</text:p>
      <text:p text:style-name="Method_20_Code_20_Listing"><text:tab/><text:tab/>$this-&gt;properties-&gt;Log_Level = <text:span text:style-name="T5">\Library\Log::LOG_BSD_ERR</text:span>;</text:p>
      <text:p text:style-name="P12"><text:tab/>}</text:p>
      <text:p text:style-name="P12"/>
      <text:p text:style-name="P12"><text:tab/>if (is_string($this-&gt;properties-&gt;Log_Level))</text:p>
      <text:p text:style-name="P12"><text:tab/>{</text:p>
      <text:p text:style-name="P12"><text:tab/><text:tab/>$this-&gt;properties-&gt;Log_Level = </text:p>
      <text:p text:style-name="P9"><text:tab/><text:tab/><text:tab/><text:tab/>\Library\Log::getInstance()-&gt;lookupLogType</text:p>
      <text:p text:style-name="P9"><text:tab/><text:tab/><text:tab/><text:tab/><text:tab/><text:tab/><text:tab/><text:tab/><text:tab/>($this-&gt;properties-&gt;Log_Level);</text:p>
      <text:p text:style-name="P12"><text:tab/>}</text:p>
      <text:p text:style-name="Method_20_Code_20_Listing">}</text:p>
      <text:p text:style-name="Method_20_Body"/>
      <text:p text:style-name="Method_20_Body"/>
      <text:p text:style-name="P11">The <text:span text:style-name="Class_20_Variables">__construct</text:span> method expects a single, mandatory parameter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Parameter</text:p>
          </table:table-cell>
          <table:table-cell table:style-name="Table1.B1" office:value-type="string">
            <text:p text:style-name="P3">Description</text:p>
          </table:table-cell>
        </table:table-row>
        <table:table-row>
          <table:table-cell table:style-name="Table1.A2" office:value-type="string">
            <text:p text:style-name="P6">$properties</text:p>
          </table:table-cell>
          <table:table-cell table:style-name="Table1.B2" office:value-type="string">
            <text:p text:style-name="Method_20_Table_20_Description">An instance of the <text:span text:style-name="Class_20_Variables">Properties</text:span> class, or an associative array.</text:p>
          </table:table-cell>
        </table:table-row>
      </table:table>
      <text:p text:style-name="Method_20_Body"/>
      <text:p text:style-name="Method_20_Body">The <text:span text:style-name="Class_20_Variables">$properties</text:span> parameter is analyzed:</text:p>
      <text:p text:style-name="Method_20_Body"/>
      <text:list xml:id="list394793405" text:style-name="L2">
        <text:list-item>
          <text:p text:style-name="P19">If <text:span text:style-name="Class_20_Variables">$properties</text:span> is an object,</text:p>
        </text:list-item>
        <text:list-item>
          <text:p text:style-name="P20">if the object is not a <text:span text:style-name="Class_20_Variables">Properties</text:span> class object, a <text:span text:style-name="Class_20_Variables">Log\Exception</text:span> is thrown;</text:p>
        </text:list-item>
        <text:list-item>
          <text:p text:style-name="P20">the <text:span text:style-name="Class_20_Variables">$properties</text:span> parameter is assigned to the <text:span text:style-name="Class_20_Variables">$properties</text:span> class variable;</text:p>
          <text:p text:style-name="P19"/>
        </text:list-item>
        <text:list-item>
          <text:p text:style-name="P19">otherwise, if <text:span text:style-name="Class_20_Variables">$properties</text:span> is an array,</text:p>
        </text:list-item>
        <text:list-item>
          <text:p text:style-name="P20">if the array is empty, a <text:span text:style-name="Class_20_Variables">Log\Exception</text:span> is thrown;</text:p>
        </text:list-item>
        <text:list-item>
          <text:p text:style-name="P20">a new <text:span text:style-name="Class_20_Variables">$properties</text:span> object is created, passing the <text:span text:style-name="Class_20_Variables">$properties</text:span> array to the constructor, and assigning the result to the <text:span text:style-name="Class_20_Variables">$properties</text:span> class variable;</text:p>
          <text:p text:style-name="P19"/>
        </text:list-item>
        <text:list-item>
          <text:p text:style-name="P19">otherwise, a <text:span text:style-name="Class_20_Variables">Log\Exception</text:span> is thrown.</text:p>
        </text:list-item>
      </text:list>
      <text:p text:style-name="Method_20_Body"/>
      <text:p text:style-name="Method_20_Body">If there is no <text:span text:style-name="Class_20_Variables">Log_SkipLevels</text:span> property in the <text:span text:style-name="Class_20_Variables">$properties</text:span> class variable, a <text:span text:style-name="Class_20_Variables">Log_SkipLevels</text:span> property is created with a default value of 2.</text:p>
      <text:p text:style-name="Method_20_Body"/>
      <text:p text:style-name="Method_20_Body">If there is no <text:span text:style-name="Class_20_Variables">Log_Format</text:span> property in the <text:span text:style-name="Class_20_Variables">$properties</text:span> class variable, a <text:span text:style-name="Class_20_Variables">Log_Format</text:span> property is created with a default value of 'none'.</text:p>
      <text:p text:style-name="Method_20_Body"/>
      <text:p text:style-name="Method_20_Body">If there is no <text:span text:style-name="Class_20_Variables">Log_Level</text:span> property in the <text:span text:style-name="Class_20_Variables">$properties</text:span> class variable, a <text:span text:style-name="Class_20_Variables">Log_Level</text:span> property is created with a default value of <text:span text:style-name="Class_20_Variables">Log::LOG_BSD_ERR</text:span>.</text:p>
      <text:p text:style-name="Method_20_Body"/>
      <text:p text:style-name="Method_20_Body">If the <text:span text:style-name="Class_20_Variables">Log_Level</text:span> property in the <text:span text:style-name="Class_20_Variables">$properties</text:span> class variable is a string, it is converted to an integer by passing the property to the <text:span text:style-name="Class_20_Variables">lookupLogType</text:span> method in the <text:span text:style-name="Class_20_Variables">Log</text:span> class and storing the result in the <text:span text:style-name="Class_20_Variables">Log_Level</text:span> property in the <text:span text:style-name="Class_20_Variables">$properties</text:span> class variable.</text:p>
      <text:h text:style-name="P17" text:outline-level="5"><text:bookmark-start text:name="adjustLogProperties"/>adjustLogProperties<text:bookmark-end text:name="adjustLogProperties"/></text:h>
      <text:p text:style-name="Method_20_Body"/>
      <text:p text:style-name="Method_20_Body"><text:span text:style-name="T11">Check the type of parameter received and return as a Properties object instance</text:span>.</text:p>
      <text:p text:style-name="Method_20_Body"/>
      <text:p text:style-name="P12">/**</text:p>
      <text:p text:style-name="P12"><text:s/>* adjustLogProperties</text:p>
      <text:p text:style-name="P12"><text:s/>*</text:p>
      <text:p text:style-name="P12"><text:s/>* Check the type of parameter received and return as a Properties object instance</text:p>
      <text:p text:style-name="P12"><text:s/>* <text:span text:style-name="T3">@param</text:span> mixed $logProperties = the parameter to check/modify</text:p>
      <text:p text:style-name="P12"><text:s/>* <text:span text:style-name="T3">@return</text:span> object $logProperties = Properties object, properly initialized.</text:p>
      <text:p text:style-name="P12"><text:s/>* <text:span text:style-name="T3">@throws</text:span> Library\Log\Exception</text:p>
      <text:p text:style-name="P12"><text:s/>*/</text:p>
      <text:p text:style-name="P12">protected function adjustLogProperties($logProperties)</text:p>
      <text:p text:style-name="P12">{</text:p>
      <text:p text:style-name="P12"><text:tab/>switch(gettype($logProperties))</text:p>
      <text:p text:style-name="P12"><text:tab/>{</text:p>
      <text:p text:style-name="P12"><text:tab/>case 'object':</text:p>
      <text:p text:style-name="P12"><text:tab/><text:tab/>if (! $logProperties instanceof \Library\Properties)</text:p>
      <text:p text:style-name="P12"><text:tab/><text:tab/>{</text:p>
      <text:p text:style-name="P12"><text:tab/><text:tab/><text:tab/>throw new Exception(Error::code('InvalidClassObject'));</text:p>
      <text:p text:style-name="P12"><text:tab/><text:tab/>}</text:p>
      <text:p text:style-name="P12"><text:tab/><text:tab/>break;</text:p>
      <text:p text:style-name="P12"/>
      <text:p text:style-name="P12"><text:tab/>case 'array':</text:p>
      <text:p text:style-name="P12"><text:tab/><text:tab/>if (count($logProperties) == 0)</text:p>
      <text:p text:style-name="P12"><text:tab/><text:tab/>{</text:p>
      <text:p text:style-name="P12"><text:tab/><text:tab/><text:tab/>$logProperties = array('Log_Level' =&gt; $logProperties);</text:p>
      <text:p text:style-name="P12"><text:tab/><text:tab/>}</text:p>
      <text:p text:style-name="P12"/>
      <text:p text:style-name="P12"><text:tab/><text:tab/>$logProperties = new \Library\Properties($logProperties);</text:p>
      <text:p text:style-name="P12"><text:tab/><text:tab/>break;</text:p>
      <text:p text:style-name="P12"/>
      <text:p text:style-name="P12"><text:tab/>case 'string':</text:p>
      <text:p text:style-name="P12"><text:tab/><text:tab/>$logProperties = </text:p>
      <text:p text:style-name="P12"><text:tab/><text:tab/><text:tab/>new \Library\Properties(array('Log_Level' =&gt; $logProperties));</text:p>
      <text:p text:style-name="P12"><text:tab/><text:tab/>break;</text:p>
      <text:p text:style-name="P12"/>
      <text:p text:style-name="P12"><text:tab/>case 'integer':</text:p>
      <text:p text:style-name="P12"><text:tab/><text:tab/>if (($key = array_search($logProperties, $this-&gt;logTypes)) === false)</text:p>
      <text:p text:style-name="P12"><text:tab/><text:tab/>{</text:p>
      <text:p text:style-name="P12"><text:tab/><text:tab/><text:tab/>$key = 'error';</text:p>
      <text:p text:style-name="P12"><text:tab/><text:tab/>}</text:p>
      <text:p text:style-name="P12"/>
      <text:p text:style-name="P12"><text:tab/><text:tab/>$logProperties = new \Library\Properties(array('Log_Level' =&gt; $key));</text:p>
      <text:p text:style-name="P12"><text:tab/><text:tab/>break;</text:p>
      <text:p text:style-name="P12"/>
      <text:p text:style-name="P12"><text:tab/>default:</text:p>
      <text:p text:style-name="P12"><text:tab/><text:tab/>$logProperties = new \Library\Properties(array('Log_Level' =&gt; 'error'));</text:p>
      <text:p text:style-name="P12"><text:tab/><text:tab/>break;</text:p>
      <text:p text:style-name="P12"><text:tab/>}</text:p>
      <text:p text:style-name="P12"/>
      <text:p text:style-name="Method_20_Code_20_Listing"><text:span text:style-name="T8"><text:tab/></text:span><text:span text:style-name="T4">if ($logProperties-&gt;exists('Log_Level'))</text:span></text:p>
      <text:p text:style-name="P12"><text:tab/>{</text:p>
      <text:p text:style-name="P12"><text:tab/><text:tab/>if (is_string($logProperties-&gt;Log_Level))</text:p>
      <text:p text:style-name="P12"><text:tab/><text:tab/>{</text:p>
      <text:p text:style-name="P12"><text:tab/><text:tab/><text:tab/>$logProperties-&gt;Log_Level = </text:p>
      <text:p text:style-name="P12"><text:tab/><text:tab/><text:tab/><text:tab/>\Library\Log::getInstance()-&gt;lookupLogType</text:p>
      <text:p text:style-name="P12"><text:tab/><text:tab/><text:tab/><text:tab/><text:tab/><text:tab/><text:tab/><text:tab/> <text:s text:c="4"/>($logProperties-&gt;Log_Level);</text:p>
      <text:p text:style-name="P12"><text:tab/><text:tab/>}</text:p>
      <text:p text:style-name="P12"/>
      <text:p text:style-name="P12"><text:soft-page-break/><text:tab/><text:tab/>if (! $logProperties-&gt;Log_Level)</text:p>
      <text:p text:style-name="P12"><text:tab/><text:tab/>{</text:p>
      <text:p text:style-name="P12"><text:tab/><text:tab/><text:tab/>$logProperties-&gt;Log_Level = $this-&gt;properties-&gt;Log_Level;</text:p>
      <text:p text:style-name="P12"><text:tab/><text:tab/>}</text:p>
      <text:p text:style-name="P12"><text:tab/>}</text:p>
      <text:p text:style-name="Method_20_Code_20_Listing"><text:span text:style-name="T4"><text:tab/><text:tab/></text:span><text:tab/></text:p>
      <text:p text:style-name="P12"><text:tab/>if (! $logProperties-&gt;exists('Log_Level'))</text:p>
      <text:p text:style-name="P12"><text:tab/>{</text:p>
      <text:p text:style-name="Method_20_Code_20_Listing"><text:tab/><text:tab/>$logProperties-&gt;level = <text:span text:style-name="T5">\Library\Log::LOG_BSD_ERR</text:span>;</text:p>
      <text:p text:style-name="P12"><text:tab/>}</text:p>
      <text:p text:style-name="P12"/>
      <text:p text:style-name="P12"><text:tab/>return $logProperties;</text:p>
      <text:p text:style-name="P12">}</text:p>
      <text:p text:style-name="Method_20_Body"/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Parameter</text:p>
          </table:table-cell>
          <table:table-cell table:style-name="Table2.B1" office:value-type="string">
            <text:p text:style-name="P3">Description</text:p>
          </table:table-cell>
        </table:table-row>
        <table:table-row>
          <table:table-cell table:style-name="Table2.A2" office:value-type="string">
            <text:p text:style-name="P6">$logProperties</text:p>
          </table:table-cell>
          <table:table-cell table:style-name="Table2.B2" office:value-type="string">
            <text:p text:style-name="Method_20_Table_20_Description"><text:span text:style-name="T4">The parameter to check/modify</text:span>.</text:p>
          </table:table-cell>
        </table:table-row>
      </table:table>
      <text:p text:style-name="Method_20_Body"/>
      <text:p text:style-name="Method_20_Body">The <text:span text:style-name="Class_20_Variables">$logProperties</text:span> parameter is analyzed and, based upon the variable type, the following action(s) is/are taken, as shown in the table below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Parameter Type</text:p>
          </table:table-cell>
          <table:table-cell table:style-name="Table4.B1" office:value-type="string">
            <text:p text:style-name="P3">Action</text:p>
          </table:table-cell>
        </table:table-row>
        <table:table-row>
          <table:table-cell table:style-name="Table4.A2" office:value-type="string">
            <text:p text:style-name="P6">object</text:p>
          </table:table-cell>
          <table:table-cell table:style-name="Table4.B2" office:value-type="string">
            <text:p text:style-name="Method_20_Table_20_Description">If the <text:span text:style-name="Class_20_Variables">$logProperties</text:span> parameter is not an instance of the <text:span text:style-name="Class_20_Variables">Properties</text:span> class.</text:p>
          </table:table-cell>
        </table:table-row>
        <table:table-row>
          <table:table-cell table:style-name="Table4.A2" office:value-type="string">
            <text:p text:style-name="P6">array</text:p>
          </table:table-cell>
          <table:table-cell table:style-name="Table4.B2" office:value-type="string">
            <text:p text:style-name="Method_20_Table_20_Description">If the array is empty, a single property, <text:span text:style-name="Class_20_Variables">Log_Level</text:span>, is added to the array with a value of <text:span text:style-name="Class_20_Variables">$logProperties</text:span>.</text:p>
            <text:p text:style-name="Method_20_Table_20_Description"/>
            <text:p text:style-name="Method_20_Table_20_Description">A new <text:span text:style-name="Class_20_Variables">Properties</text:span> class instance is created and initialized with the contents of the array, and the object is assigned to the <text:span text:style-name="Class_20_Variables">$logProperties</text:span> parameter. </text:p>
          </table:table-cell>
        </table:table-row>
        <table:table-row>
          <table:table-cell table:style-name="Table4.A2" office:value-type="string">
            <text:p text:style-name="P6">string</text:p>
          </table:table-cell>
          <table:table-cell table:style-name="Table4.B2" office:value-type="string">
            <text:p text:style-name="Method_20_Table_20_Description">An array is created with a single property, <text:span text:style-name="Class_20_Variables">Log_Level</text:span>, is added to the array with a value of <text:span text:style-name="Class_20_Variables">$logProperties</text:span>.</text:p>
            <text:p text:style-name="Method_20_Table_20_Description"/>
            <text:p text:style-name="Method_20_Table_20_Description">A new <text:span text:style-name="Class_20_Variables">Properties</text:span> class instance is created and initialized with the contents of the array, and the object is assigned to the <text:span text:style-name="Class_20_Variables">$logProperties</text:span> parameter.</text:p>
          </table:table-cell>
        </table:table-row>
        <table:table-row>
          <table:table-cell table:style-name="Table4.A2" office:value-type="string">
            <text:p text:style-name="P6">integer</text:p>
          </table:table-cell>
          <table:table-cell table:style-name="Table4.B2" office:value-type="string">
            <text:p text:style-name="Method_20_Table_20_Description">An array is created with a single property, <text:span text:style-name="Class_20_Variables">Log_Level</text:span>, is added to the array with a value of <text:span text:style-name="Class_20_Variables">$logProperties</text:span>.</text:p>
            <text:p text:style-name="Method_20_Table_20_Description"/>
            <text:p text:style-name="Method_20_Table_20_Description">A new <text:span text:style-name="Class_20_Variables">Properties</text:span> class instance is created and initialized with the contents of the array, and the object is assigned to the <text:span text:style-name="Class_20_Variables">$logProperties</text:span> parameter.</text:p>
          </table:table-cell>
        </table:table-row>
        <table:table-row>
          <table:table-cell table:style-name="Table4.A2" office:value-type="string">
            <text:p text:style-name="P6">default</text:p>
          </table:table-cell>
          <table:table-cell table:style-name="Table4.B2" office:value-type="string">
            <text:p text:style-name="Method_20_Table_20_Description">An array is created with a single property, <text:soft-page-break/><text:span text:style-name="Class_20_Variables">Log_Level</text:span>, is added to the array with a value of 'error'.</text:p>
            <text:p text:style-name="Method_20_Table_20_Description"/>
            <text:p text:style-name="Method_20_Table_20_Description">A new <text:span text:style-name="Class_20_Variables">Properties</text:span> class instance is created and initialized with the contents of the array, and the object is assigned to the <text:span text:style-name="Class_20_Variables">$logProperties</text:span> parameter.</text:p>
          </table:table-cell>
        </table:table-row>
      </table:table>
      <text:p text:style-name="Method_20_Body"/>
      <text:p text:style-name="Method_20_Body">If there is no <text:span text:style-name="Class_20_Variables">Log_Level</text:span> key in the <text:span text:style-name="Class_20_Variables">$logProperties</text:span> parameter, a <text:span text:style-name="Class_20_Variables">Log_Level</text:span> key is added with a value of 'error'.</text:p>
      <text:p text:style-name="Method_20_Body"/>
      <text:p text:style-name="Method_20_Body">If the <text:span text:style-name="Class_20_Variables">Log_Level</text:span> property in the <text:span text:style-name="Class_20_Variables">$properties</text:span> class variable exists,</text:p>
      <text:p text:style-name="Method_20_Body"/>
      <text:p text:style-name="P21">If the <text:span text:style-name="Class_20_Variables">Log_Level</text:span> property in the <text:span text:style-name="Class_20_Variables">$properties</text:span> class variable is a string, it is converted to an integer by passing the property to the <text:span text:style-name="Class_20_Variables">lookupLogType</text:span> method in the <text:span text:style-name="Class_20_Variables">Log</text:span> class and storing the result in the <text:span text:style-name="Class_20_Variables">Log_Level</text:span> property in the <text:span text:style-name="Class_20_Variables">$properties</text:span> class variable.</text:p>
      <text:p text:style-name="Method_20_Body"/>
      <text:p text:style-name="P21">If the <text:span text:style-name="Class_20_Variables">Log_Level</text:span> property in the <text:span text:style-name="Class_20_Variables">$properties</text:span> class variable is false, the <text:span text:style-name="Class_20_Variables">Log_Level</text:span> property in the <text:span text:style-name="Class_20_Variables">$properties</text:span> class variable is set to the <text:span text:style-name="Class_20_Variables">LOG_BSD_ERR</text:span> constant of the <text:span text:style-name="Class_20_Variables">Log</text:span> class.</text:p>
      <text:p text:style-name="Method_20_Body"/>
      <text:p text:style-name="Method_20_Body">If the <text:span text:style-name="Class_20_Variables">Log_Level</text:span> property in the <text:span text:style-name="Class_20_Variables">$properties</text:span> class variable does not exist, the <text:span text:style-name="Class_20_Variables">Log_Level</text:span> property in the <text:span text:style-name="Class_20_Variables">$properties</text:span> class variable is set to the <text:span text:style-name="Class_20_Variables">LOG_BSD_ERR</text:span> constant of the <text:span text:style-name="Class_20_Variables">Log</text:span> class.</text:p>
      <text:p text:style-name="Method_20_Body"/>
      <text:p text:style-name="Method_20_Body">The <text:span text:style-name="Class_20_Variables">$logProperties</text:span> parameter is returned.</text:p>
      <text:p text:style-name="Method_20_Body"/>
      <text:h text:style-name="P17" text:outline-level="5"><text:bookmark-start text:name="properties"/>properties<text:bookmark-end text:name="properties"/></text:h>
      <text:p text:style-name="Method_20_Body"/>
      <text:p text:style-name="Method_20_Body">Set and/or get the $properties class array variable.</text:p>
      <text:p text:style-name="Method_20_Body"/>
      <text:p text:style-name="P12">/**</text:p>
      <text:p text:style-name="P12"><text:s/>* properties</text:p>
      <text:p text:style-name="P12"><text:s/>*</text:p>
      <text:p text:style-name="P12"><text:s/>* Set/get the properties array</text:p>
      <text:p text:style-name="P12"><text:s/>* <text:span text:style-name="T3">@param</text:span> array $properties = (optional) properties array to set, null to query only</text:p>
      <text:p text:style-name="P12"><text:s/>* <text:span text:style-name="T3">@return</text:span> array $properties</text:p>
      <text:p text:style-name="P12"><text:s/>*/</text:p>
      <text:p text:style-name="P12">public function properties($properties=null)</text:p>
      <text:p text:style-name="P12">{</text:p>
      <text:p text:style-name="P12"><text:tab/>if ($properties !== null)</text:p>
      <text:p text:style-name="P12"><text:tab/>{</text:p>
      <text:p text:style-name="P12"><text:tab/><text:tab/>$this-&gt;properties = $properties;</text:p>
      <text:p text:style-name="P12"><text:tab/>}</text:p>
      <text:p text:style-name="P12"/>
      <text:p text:style-name="P12"><text:tab/>return $this-&gt;properties;</text:p>
      <text:p text:style-name="P12">}</text:p>
      <text:p text:style-name="Method_20_Body"/>
      <text:p text:style-name="Method_20_Body">The <text:span text:style-name="Class_20_Variables">properties</text:span> method expects a single, optional parameter:</text:p>
      <text:p text:style-name="Method_20_Body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">Parameter</text:p>
          </table:table-cell>
          <table:table-cell table:style-name="Table11.B1" office:value-type="string">
            <text:p text:style-name="P3">Description</text:p>
          </table:table-cell>
        </table:table-row>
        <table:table-row>
          <table:table-cell table:style-name="Table11.A2" office:value-type="string">
            <text:p text:style-name="P6">$properties</text:p>
          </table:table-cell>
          <table:table-cell table:style-name="Table11.B2" office:value-type="string">
            <text:p text:style-name="Method_20_Table_20_Description">Properties class instance.</text:p>
          </table:table-cell>
        </table:table-row>
      </table:table>
      <text:p text:style-name="Method_20_Body"/>
      <text:p text:style-name="Method_20_Body">If the <text:span text:style-name="Class_20_Variables">$properties</text:span> parameter is not null, the <text:span text:style-name="Class_20_Variables">$properties</text:span> parameter is assigned to the <text:span text:style-name="Class_20_Variables">$properties</text:span> class variable.</text:p>
      <text:p text:style-name="Method_20_Body"/>
      <text:p text:style-name="Method_20_Body">The <text:span text:style-name="Class_20_Variables">$properties</text:span> class variable is returned.</text:p>
      <text:p text:style-name="Method_20_Body"/>
      <text:p text:style-name="Method_20_Body"/>
      <text:h text:style-name="P18" text:outline-level="5"><text:bookmark-start text:name="logProperties"/>logProperties<text:bookmark-end text:name="logProperties"/></text:h>
      <text:p text:style-name="Method_20_Body"/>
      <text:p text:style-name="Method_20_Body">Get and/or set the <text:span text:style-name="Class_20_Variables">$logProperties</text:span> class variable.</text:p>
      <text:p text:style-name="Method_20_Body"/>
      <text:p text:style-name="P12">/**</text:p>
      <text:p text:style-name="P12"><text:s/>* logProperties</text:p>
      <text:p text:style-name="P12"><text:s/>*</text:p>
      <text:p text:style-name="P12"><text:s/>* Set/get the logProperties object</text:p>
      <text:p text:style-name="P13"><text:s/>* <text:span text:style-name="T3">@param</text:span> object $logProperties = (optional) properties object or array to set,</text:p>
      <text:p text:style-name="P13"><text:s/>*<text:tab/><text:tab/><text:tab/><text:tab/><text:tab/><text:tab/><text:tab/> null to query only</text:p>
      <text:p text:style-name="P12"><text:s/>* <text:span text:style-name="T3">@return</text:span> object $properties</text:p>
      <text:p text:style-name="P12"><text:s/>*/</text:p>
      <text:p text:style-name="P12">public function logProperties($logProperties=null)</text:p>
      <text:p text:style-name="P12">{</text:p>
      <text:p text:style-name="P12"><text:tab/>if ($logProperties !== null)</text:p>
      <text:p text:style-name="P12"><text:tab/>{</text:p>
      <text:p text:style-name="P12"><text:tab/><text:tab/>$this-&gt;logProperties = $this-&gt;adjustLogProperties($logProperties);</text:p>
      <text:p text:style-name="P12"><text:tab/>}</text:p>
      <text:p text:style-name="P12"/>
      <text:p text:style-name="P12"><text:tab/>return $this-&gt;logProperties;</text:p>
      <text:p text:style-name="P12">}</text:p>
      <text:p text:style-name="Method_20_Body"/>
      <text:p text:style-name="Method_20_Body">The <text:span text:style-name="Class_20_Variables">logProperties</text:span> method expects a single, optional parameter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Parameter</text:p>
          </table:table-cell>
          <table:table-cell table:style-name="Table5.B1" office:value-type="string">
            <text:p text:style-name="P3">Description</text:p>
          </table:table-cell>
        </table:table-row>
        <table:table-row>
          <table:table-cell table:style-name="Table5.A2" office:value-type="string">
            <text:p text:style-name="P6">$logProperties</text:p>
          </table:table-cell>
          <table:table-cell table:style-name="Table5.B2" office:value-type="string">
            <text:p text:style-name="Method_20_Table_20_Description">Properties class instance containing log properties.</text:p>
          </table:table-cell>
        </table:table-row>
      </table:table>
      <text:p text:style-name="Method_20_Body"/>
      <text:p text:style-name="Method_20_Body">If the <text:span text:style-name="Class_20_Variables">$logProperties</text:span> parameter is not null, the <text:span text:style-name="Class_20_Variables">$logProperties</text:span> parameter is assigned to the <text:span text:style-name="Class_20_Variables">$logProperties</text:span> class variable.</text:p>
      <text:p text:style-name="Method_20_Body"/>
      <text:p text:style-name="Method_20_Body">The <text:span text:style-name="Class_20_Variables">$logProperties</text:span> class variable is returned.</text:p>
      <text:p text:style-name="Method_20_Body"/>
      <text:p text:style-name="Method_20_Body"/>
      <text:h text:style-name="P16" text:outline-level="3">Source Listing</text:h>
      <text:p text:style-name="Coding_20_Body"/>
      <text:p text:style-name="P2">&lt;?php</text:p>
      <text:p text:style-name="P2">namespace Library\Log;</text:p>
      <text:p text:style-name="P2">use Library\Error;</text:p>
      <text:p text:style-name="P2"/>
      <text:p text:style-name="P2">/*</text:p>
      <text:p text:style-name="P2"><text:s/>* <text:tab/>Log\LogBase is copyright © 2012. EarthWalk Software.</text:p>
      <text:p text:style-name="P2"><text:s/>* <text:tab/>Licensed under the Academic Free License version 3.0.</text:p>
      <text:p text:style-name="Code_20_Listing"><text:s/>* <text:tab/><text:span text:style-name="T4">Refer to the file named License provided with the source</text:span><text:span text:style-name="T5">, </text:span></text:p>
      <text:p text:style-name="P2"><text:span text:style-name="T16"><text:s/>* <text:s text:c="8"/>or from http://opensource.org/licenses/academic.php</text:span>.</text:p>
      <text:p text:style-name="P2"><text:s/>*/</text:p>
      <text:p text:style-name="P2">/**</text:p>
      <text:p text:style-name="P2"><text:s/>* Library\Log\LogBase.</text:p>
      <text:p text:style-name="P2"><text:s/>*</text:p>
      <text:p text:style-name="P2"><text:s/>* <text:span text:style-name="T18">Provides a base class for routines shared by multiple classes</text:span>.</text:p>
      <text:p text:style-name="P2"><text:s/>* <text:span text:style-name="T3">@author</text:span> Jay Wheeler.</text:p>
      <text:p text:style-name="P2"><text:s/>* <text:span text:style-name="T3">@version</text:span> 1.0</text:p>
      <text:p text:style-name="P2"><text:s/>* <text:span text:style-name="T3">@copyright</text:span> © 2012. EarthWalk Software.</text:p>
      <text:p text:style-name="P2"><text:s/>* <text:span text:style-name="T3">@license</text:span> Licensed under the Academic Free License version 3.0.</text:p>
      <text:p text:style-name="P2"><text:s/>* <text:span text:style-name="T3">@package</text:span> Library</text:p>
      <text:p text:style-name="P2"><text:s/>* <text:span text:style-name="T3">@subpackage</text:span> Log.</text:p>
      <text:p text:style-name="P2"><text:s/>*/</text:p>
      <text:p text:style-name="P2">class LogBase</text:p>
      <text:p text:style-name="P2">{</text:p>
      <text:p text:style-name="P2"><text:tab/>/**</text:p>
      <text:p text:style-name="P2"><text:tab/> * logProperties</text:p>
      <text:p text:style-name="P2"><text:tab/> *</text:p>
      <text:p text:style-name="P2"><text:tab/> * A Library\Properties for log-relative properties</text:p>
      <text:p text:style-name="P2"><text:tab/> * <text:span text:style-name="T3">@var</text:span> object $logProperties</text:p>
      <text:p text:style-name="P2"><text:tab/> */</text:p>
      <text:p text:style-name="P2"><text:tab/>protected<text:tab/>$logProperties;</text:p>
      <text:p text:style-name="P2"/>
      <text:p text:style-name="P2"><text:tab/>/**</text:p>
      <text:p text:style-name="P2"><text:tab/> * $properties</text:p>
      <text:p text:style-name="P2"><text:tab/> *</text:p>
      <text:p text:style-name="P2"><text:tab/> * A Library\Properties object containing required properties and values</text:p>
      <text:p text:style-name="P2"><text:tab/> * <text:span text:style-name="T3">@var</text:span> object $properties</text:p>
      <text:p text:style-name="P2"><text:tab/> */</text:p>
      <text:p text:style-name="P2"><text:tab/>protected $properties;</text:p>
      <text:p text:style-name="P2"/>
      <text:p text:style-name="P2"><text:tab/>/**</text:p>
      <text:p text:style-name="P2"><text:tab/> * __construct</text:p>
      <text:p text:style-name="P2"><text:tab/> *</text:p>
      <text:p text:style-name="P2"><text:tab/> * Create a new instance of the Log\LogBase class</text:p>
      <text:p text:style-name="P14"><text:tab/> * <text:span text:style-name="T3">@param</text:span> object $properties = Properties object instance containing </text:p>
      <text:p text:style-name="P14"><text:tab/> * <text:s text:c="28"/>required properties and their values</text:p>
      <text:p text:style-name="P2"><text:tab/> */</text:p>
      <text:p text:style-name="P2"><text:tab/>public function __construct($properties)</text:p>
      <text:p text:style-name="P2"><text:tab/>{</text:p>
      <text:p text:style-name="P2"><text:tab/><text:tab/>if (is_object($properties))</text:p>
      <text:p text:style-name="P2"><text:tab/><text:tab/>{</text:p>
      <text:p text:style-name="P2"><text:tab/><text:tab/><text:tab/>if (! $properties instanceof \Library\Properties)</text:p>
      <text:p text:style-name="P2"><text:tab/><text:tab/><text:tab/>{</text:p>
      <text:p text:style-name="P2"><text:tab/><text:tab/><text:tab/><text:tab/>throw new Exception(Error::code('InvalidClassObject'));</text:p>
      <text:p text:style-name="P2"><text:tab/><text:tab/><text:tab/>}</text:p>
      <text:p text:style-name="P2"><text:tab/><text:tab/>}</text:p>
      <text:p text:style-name="P2"><text:tab/><text:tab/>elseif (is_array($properties))</text:p>
      <text:p text:style-name="P2"><text:tab/><text:tab/>{</text:p>
      <text:p text:style-name="P2"><text:tab/><text:tab/><text:tab/>if (count($properties) == 0)</text:p>
      <text:p text:style-name="P2"><text:tab/><text:tab/><text:tab/>{</text:p>
      <text:p text:style-name="P2"><text:soft-page-break/><text:tab/><text:tab/><text:tab/><text:tab/>throw new Exception(Error::code('MissingPropertiesArray'));</text:p>
      <text:p text:style-name="P2"><text:tab/><text:tab/><text:tab/>}</text:p>
      <text:p text:style-name="P2"/>
      <text:p text:style-name="P2"><text:tab/><text:tab/><text:tab/>$properties = new \Library\Properties($properties)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throw new Exception(Error::code('MissingRequiredProperties'));</text:p>
      <text:p text:style-name="P2"><text:tab/><text:tab/>}</text:p>
      <text:p text:style-name="P2"/>
      <text:p text:style-name="P2"><text:tab/><text:tab/>$this-&gt;properties = $properties;</text:p>
      <text:p text:style-name="P2"/>
      <text:p text:style-name="P2"><text:tab/><text:tab/>if (! $this-&gt;properties-&gt;exists('Log_SkipLevels'))</text:p>
      <text:p text:style-name="P2"><text:tab/><text:tab/>{</text:p>
      <text:p text:style-name="P2"><text:tab/><text:tab/><text:tab/>$this-&gt;properties-&gt;Log_SkipLevels = 2;</text:p>
      <text:p text:style-name="P2"><text:tab/><text:tab/>}</text:p>
      <text:p text:style-name="P2"><text:tab/><text:tab/></text:p>
      <text:p text:style-name="P2"><text:tab/><text:tab/>if (! $this-&gt;properties-&gt;exists('Log_Format'))</text:p>
      <text:p text:style-name="P2"><text:tab/><text:tab/>{</text:p>
      <text:p text:style-name="P2"><text:tab/><text:tab/><text:tab/>$this-&gt;properties-&gt;Log_Format = 'none';</text:p>
      <text:p text:style-name="P2"><text:tab/><text:tab/>}</text:p>
      <text:p text:style-name="P2"><text:tab/>}</text:p>
      <text:p text:style-name="P2"/>
      <text:p text:style-name="P2"><text:tab/>/**</text:p>
      <text:p text:style-name="P2"><text:tab/> * __destruct</text:p>
      <text:p text:style-name="P2"><text:tab/> *</text:p>
      <text:p text:style-name="P2"><text:tab/> * class destructor</text:p>
      <text:p text:style-name="P2"><text:tab/> * <text:span text:style-name="T3">@return</text:span> null</text:p>
      <text:p text:style-name="P2"><text:tab/> */</text:p>
      <text:p text:style-name="P2"><text:tab/>public function __destruct()</text:p>
      <text:p text:style-name="P2"><text:tab/>{</text:p>
      <text:p text:style-name="P2"><text:tab/>}</text:p>
      <text:p text:style-name="P2"/>
      <text:p text:style-name="P2"><text:tab/>/**</text:p>
      <text:p text:style-name="P2"><text:tab/> * properties</text:p>
      <text:p text:style-name="P2"><text:tab/> *</text:p>
      <text:p text:style-name="P2"><text:tab/> * Set/get the properties array</text:p>
      <text:p text:style-name="P14"><text:tab/> * <text:span text:style-name="T3">@param</text:span> array $properties = (optional) properties array to set, </text:p>
      <text:p text:style-name="P14"><text:tab/> * <text:s text:c="38"/>null to query only</text:p>
      <text:p text:style-name="P2"><text:tab/> * <text:span text:style-name="T3">@return</text:span> array $properties</text:p>
      <text:p text:style-name="P2"><text:tab/> */</text:p>
      <text:p text:style-name="P2"><text:tab/>public function properties($properties=null)</text:p>
      <text:p text:style-name="P2"><text:tab/>{</text:p>
      <text:p text:style-name="P2"><text:tab/><text:tab/>if ($properties !== null)</text:p>
      <text:p text:style-name="P2"><text:tab/><text:tab/>{</text:p>
      <text:p text:style-name="P2"><text:tab/><text:tab/><text:tab/>$this-&gt;properties = $properties;</text:p>
      <text:p text:style-name="P2"><text:tab/><text:tab/>}</text:p>
      <text:p text:style-name="P2"/>
      <text:p text:style-name="P2"><text:tab/><text:tab/>return $this-&gt;properties;</text:p>
      <text:p text:style-name="P2"><text:tab/>}</text:p>
      <text:p text:style-name="P2"/>
      <text:p text:style-name="P2"/>
      <text:p text:style-name="P10"><text:tab/>/**</text:p>
      <text:p text:style-name="P2"><text:tab/> * adjustLogProperties</text:p>
      <text:p text:style-name="P2"><text:tab/> *</text:p>
      <text:p text:style-name="P2"><text:tab/> * Check the type of parameter received and return as a Properties object instance</text:p>
      <text:p text:style-name="P2"><text:tab/> * <text:span text:style-name="T3">@param</text:span> mixed $logProperties = the parameter to check/modify</text:p>
      <text:p text:style-name="P2"><text:tab/> * <text:span text:style-name="T3">@return</text:span> object $logProperties = Properties object, properly initialized.</text:p>
      <text:p text:style-name="P2"><text:tab/> * <text:span text:style-name="T3">@throws</text:span> Library\Log\Exception</text:p>
      <text:p text:style-name="P2"><text:tab/> */</text:p>
      <text:p text:style-name="P2"><text:tab/>protected function adjustLogProperties($logProperties)</text:p>
      <text:p text:style-name="P2"><text:tab/>{</text:p>
      <text:p text:style-name="P2"><text:tab/><text:tab/>switch(gettype($logProperties))</text:p>
      <text:p text:style-name="P2"><text:tab/><text:tab/>{</text:p>
      <text:p text:style-name="P2"><text:tab/><text:tab/>case 'object':</text:p>
      <text:p text:style-name="P2"><text:tab/><text:tab/><text:tab/>if (! $logProperties instanceof \Library\Properties)</text:p>
      <text:p text:style-name="P2"><text:tab/><text:tab/><text:tab/>{</text:p>
      <text:p text:style-name="P2"><text:tab/><text:tab/><text:tab/><text:tab/>throw new Exception(Error::code('InvalidClassObject'));</text:p>
      <text:p text:style-name="P2"><text:tab/><text:tab/><text:tab/>}</text:p>
      <text:p text:style-name="P2"><text:tab/><text:tab/><text:tab/>break;</text:p>
      <text:p text:style-name="P2"/>
      <text:p text:style-name="P2"><text:tab/><text:tab/>case 'array':</text:p>
      <text:p text:style-name="P2"><text:tab/><text:tab/><text:tab/>if (count($logProperties) == 0)</text:p>
      <text:p text:style-name="P2"><text:tab/><text:tab/><text:tab/>{</text:p>
      <text:p text:style-name="P2"><text:tab/><text:tab/><text:tab/><text:tab/>$logProperties = array('Log_Level' =&gt; $logProperties);</text:p>
      <text:p text:style-name="P2"><text:tab/><text:tab/><text:tab/>}</text:p>
      <text:p text:style-name="P2"/>
      <text:p text:style-name="P2"><text:tab/><text:tab/><text:tab/>$logProperties = new \Library\Properties($logProperties);</text:p>
      <text:p text:style-name="P2"><text:tab/><text:tab/><text:tab/>break;</text:p>
      <text:p text:style-name="P2"/>
      <text:p text:style-name="P2"><text:tab/><text:tab/>case 'string':</text:p>
      <text:p text:style-name="P2"><text:tab/><text:tab/><text:tab/>$logProperties </text:p>
      <text:p text:style-name="P2"><text:tab/><text:tab/><text:tab/><text:tab/>= new \Library\Properties(array('Log_Level' =&gt; $logProperties));</text:p>
      <text:p text:style-name="P2"><text:tab/><text:tab/><text:tab/>break;</text:p>
      <text:p text:style-name="P2"/>
      <text:p text:style-name="P2"><text:tab/><text:tab/>case 'integer':</text:p>
      <text:p text:style-name="P2"><text:tab/><text:tab/><text:tab/>if (($key = array_search($logProperties, $this-&gt;logTypes)) === false)</text:p>
      <text:p text:style-name="P2"><text:tab/><text:tab/><text:tab/>{</text:p>
      <text:p text:style-name="P2"><text:tab/><text:tab/><text:tab/><text:tab/>$key = 'error';</text:p>
      <text:p text:style-name="P2"><text:tab/><text:tab/><text:tab/>}</text:p>
      <text:p text:style-name="P2"/>
      <text:p text:style-name="P2"><text:tab/><text:tab/><text:tab/>$logProperties = new \Library\Properties(array('Log_Level' =&gt; $key));</text:p>
      <text:p text:style-name="P2"/>
      <text:p text:style-name="P2"><text:tab/><text:tab/><text:tab/>break;</text:p>
      <text:p text:style-name="P2"/>
      <text:p text:style-name="P2"><text:tab/><text:tab/>default:</text:p>
      <text:p text:style-name="P2"><text:tab/><text:tab/><text:tab/>$logProperties </text:p>
      <text:p text:style-name="P2"><text:tab/><text:tab/><text:tab/><text:tab/>= new \Library\Properties(array('Log_Level' =&gt; 'error'));</text:p>
      <text:p text:style-name="P2"><text:tab/><text:tab/><text:tab/>break;</text:p>
      <text:p text:style-name="P2"><text:tab/><text:tab/>}</text:p>
      <text:p text:style-name="P2"/>
      <text:p text:style-name="P2"><text:tab/><text:tab/>if (! $logProperties-&gt;exists('Log_Level'))</text:p>
      <text:p text:style-name="P2"><text:tab/><text:tab/>{</text:p>
      <text:p text:style-name="P2"><text:tab/><text:tab/><text:tab/>$logProperties-&gt;level = 'error';</text:p>
      <text:p text:style-name="P2"><text:tab/><text:tab/>}</text:p>
      <text:p text:style-name="P2"/>
      <text:p text:style-name="P2"><text:tab/><text:tab/>return $logProperties;</text:p>
      <text:p text:style-name="P2"><text:tab/>}</text:p>
      <text:p text:style-name="P2"/>
      <text:p text:style-name="P2"/>
      <text:p text:style-name="P10"><text:tab/>/**</text:p>
      <text:p text:style-name="P2"><text:tab/> * logProperties</text:p>
      <text:p text:style-name="P2"><text:tab/> *</text:p>
      <text:p text:style-name="P2"><text:tab/> * Set/get the logProperties object</text:p>
      <text:p text:style-name="P14"><text:tab/> * <text:span text:style-name="T3">@param</text:span> object $logProperties = (optional) properties object or array to set,</text:p>
      <text:p text:style-name="P14"><text:tab/> * <text:s text:c="42"/>null to query only</text:p>
      <text:p text:style-name="P2"><text:tab/> * <text:span text:style-name="T3">@return</text:span> object $properties</text:p>
      <text:p text:style-name="P2"><text:tab/> */</text:p>
      <text:p text:style-name="P2"><text:tab/>public function logProperties($logProperties=null)</text:p>
      <text:p text:style-name="P2"><text:tab/>{</text:p>
      <text:p text:style-name="P2"><text:tab/><text:tab/>if ($logProperties !== null)</text:p>
      <text:p text:style-name="P2"><text:tab/><text:tab/>{</text:p>
      <text:p text:style-name="P2"><text:tab/><text:tab/><text:tab/>$this-&gt;logProperties = $this-&gt;adjustLogProperties($logProperties);</text:p>
      <text:p text:style-name="P2"><text:tab/><text:tab/>}</text:p>
      <text:p text:style-name="P2"/>
      <text:p text:style-name="P2"><text:tab/><text:tab/>return $this-&gt;logProperties;</text:p>
      <text:p text:style-name="P2"><text:tab/>}</text:p>
      <text:p text:style-name="P2"><text:tab/></text:p>
      <text:p text:style-name="P2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Log\Base<text:tab/><text:tab/><text:tab/><text:tab/><text:page-number text:select-page="current">13</text:page-number><text:tab/><text:tab/><text:tab/><text:date style:data-style-name="N76" text:date-value="2012-06-12T12:48:04" text:fixed="true">June 12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2T12:20:05</meta:creation-date>
    <dc:title>ClassDefault</dc:title>
    <meta:editing-duration>PT27H48M01S</meta:editing-duration>
    <meta:editing-cycles>33</meta:editing-cycles>
    <meta:generator>OpenOffice.org/3.2$Linux OpenOffice.org_project/320m12$Build-9483</meta:generator>
    <meta:initial-creator>Jay Wheeler</meta:initial-creator>
    <dc:date>2012-07-03T16:10:02</dc:date>
    <dc:creator>Jay Wheeler</dc:creator>
    <meta:document-statistic meta:table-count="7" meta:image-count="0" meta:object-count="0" meta:page-count="13" meta:paragraph-count="400" meta:word-count="1621" meta:character-count="12615"/>
    <meta:template xlink:type="simple" xlink:actuate="onRequest" xlink:title="ClassDefault" xlink:href="../ClassDefault.ott" meta:date="2012-06-12T12:20:04"/>
  </office:meta>
</office:document-meta>
</file>